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1cm" svg:y="6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cm" svg:height="0.569cm" svg:x="1.2cm" svg:y="6.601cm">
          <draw:text-box>
            <text:p><text:span text:style-name="T1">Serial</text:span></text:p>
          </draw:text-box>
        </draw:frame>
        <draw:custom-shape draw:style-name="gr3" draw:text-style-name="P1" draw:layer="layout" svg:width="0.4cm" svg:height="0.4cm" svg:x="2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cm" svg:height="0.887cm" svg:x="2.7cm" svg:y="6.614cm">
          <draw:text-box>
            <text:p><text:span text:style-name="T1">OpenMP (none)</text:span></text:p>
          </draw:text-box>
        </draw:frame>
        <draw:custom-shape draw:style-name="gr5" draw:text-style-name="P1" draw:layer="layout" svg:width="0.4cm" svg:height="0.4cm" svg:x="5.3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887cm" svg:x="5.5cm" svg:y="6.601cm">
          <draw:text-box>
            <text:p><text:span text:style-name="T1">OpenMP (compact)</text:span></text:p>
          </draw:text-box>
        </draw:frame>
        <draw:custom-shape draw:style-name="gr6" draw:text-style-name="P1" draw:layer="layout" svg:width="0.4cm" svg:height="0.4cm" svg:x="8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cm" svg:height="0.887cm" svg:x="8.7cm" svg:y="6.601cm">
          <draw:text-box>
            <text:p><text:span text:style-name="T1">OpenMP (scatter)</text:span></text:p>
          </draw:text-box>
        </draw:frame>
        <draw:custom-shape draw:style-name="gr7" draw:text-style-name="P1" draw:layer="layout" svg:width="0.4cm" svg:height="0.4cm" svg:x="11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2cm" svg:height="0.887cm" svg:x="11.7cm" svg:y="6.614cm">
          <draw:text-box>
            <text:p><text:span text:style-name="T1">OpenMP (balanced)</text:span></text:p>
          </draw:text-box>
        </draw:frame>
        <draw:custom-shape draw:style-name="gr8" draw:text-style-name="P1" draw:layer="layout" svg:width="0.4cm" svg:height="0.4cm" svg:x="14.8cm" svg:y="6.7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7cm" svg:height="1.205cm" svg:x="15cm" svg:y="6.601cm">
          <draw:text-box>
            <text:p><text:span text:style-name="T1">Cilk Plus</text:span></text:p>
          </draw:text-box>
        </draw:frame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5:09.624280244</dc:date>
    <meta:editing-duration>PT35M40S</meta:editing-duration>
    <meta:editing-cycles>16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953cm" svg:y="0.119cm" svg:width="7.219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431cm" svg:y="5.513cm" chart:style-name="ch4">
              <text:p>c</text:p>
            </chart:title>
            <chart:categories table:cell-range-address="local-table.$A$2:.$A$15"/>
          </chart:axis>
          <chart:axis chart:dimension="y" chart:name="primary-y" chart:style-name="ch5">
            <chart:title svg:x="0.295cm" svg:y="4.21cm" chart:style-name="ch6">
              <text:p>nqueens 13 32 c (ms)</text:p>
            </chart:title>
          </chart:axis>
          <chart:series chart:style-name="ch7" chart:values-cell-range-address="local-table.$B$2:.$B$15" chart:label-cell-address="local-table.$B$1" chart:class="chart:line">
            <chart:data-point chart:repeated="14"/>
          </chart:series>
          <chart:series chart:style-name="ch8" chart:values-cell-range-address="local-table.$C$2:.$C$15" chart:label-cell-address="local-table.$C$1" chart:class="chart:line">
            <chart:data-point chart:repeated="14"/>
          </chart:series>
          <chart:series chart:style-name="ch9" chart:values-cell-range-address="local-table.$D$2:.$D$15" chart:label-cell-address="local-table.$D$1" chart:class="chart:line">
            <chart:data-point chart:repeated="14"/>
          </chart:series>
          <chart:series chart:style-name="ch10" chart:values-cell-range-address="local-table.$E$2:.$E$15" chart:label-cell-address="local-table.$E$1" chart:class="chart:line">
            <chart:data-point chart:repeated="14"/>
          </chart:series>
          <chart:series chart:style-name="ch11" chart:values-cell-range-address="local-table.$F$2:.$F$15" chart:label-cell-address="local-table.$F$1" chart:class="chart:line">
            <chart:data-point chart:repeated="14"/>
          </chart:series>
          <chart:series chart:style-name="ch12" chart:values-cell-range-address="local-table.$G$2:.$G$15" chart:label-cell-address="local-table.$G$1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serial</text:p>
              </table:table-cell>
              <table:table-cell office:value-type="string">
                <text:p>fib_cutoff_omp_none</text:p>
              </table:table-cell>
              <table:table-cell office:value-type="string">
                <text:p>fib_cutoff_omp_compact</text:p>
              </table:table-cell>
              <table:table-cell office:value-type="string">
                <text:p>fib_cutoff_omp_scatter</text:p>
              </table:table-cell>
              <table:table-cell office:value-type="string">
                <text:p>fib_cutoff_omp_balanced</text:p>
              </table:table-cell>
              <table:table-cell office:value-type="string">
                <text:p>fib_cutoff_cilk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1523.988319">
                <text:p>1523.988319</text:p>
              </table:table-cell>
              <table:table-cell office:value-type="float" office:value="1602.804245">
                <text:p>1602.804245</text:p>
              </table:table-cell>
              <table:table-cell office:value-type="float" office:value="1591.443596">
                <text:p>1591.443596</text:p>
              </table:table-cell>
              <table:table-cell office:value-type="float" office:value="1527.243931">
                <text:p>1527.243931</text:p>
              </table:table-cell>
              <table:table-cell office:value-type="float" office:value="1190.689399">
                <text:p>1190.6893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130.15091">
                <text:p>130.15091</text:p>
              </table:table-cell>
              <table:table-cell office:value-type="float" office:value="101.409804">
                <text:p>101.409804</text:p>
              </table:table-cell>
              <table:table-cell office:value-type="float" office:value="139.784487">
                <text:p>139.784487</text:p>
              </table:table-cell>
              <table:table-cell office:value-type="float" office:value="132.770385">
                <text:p>132.770385</text:p>
              </table:table-cell>
              <table:table-cell office:value-type="float" office:value="122.357568">
                <text:p>122.35756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143.534117">
                <text:p>143.534117</text:p>
              </table:table-cell>
              <table:table-cell office:value-type="float" office:value="116.745288">
                <text:p>116.745288</text:p>
              </table:table-cell>
              <table:table-cell office:value-type="float" office:value="106.799422">
                <text:p>106.799422</text:p>
              </table:table-cell>
              <table:table-cell office:value-type="float" office:value="138.166359">
                <text:p>138.166359</text:p>
              </table:table-cell>
              <table:table-cell office:value-type="float" office:value="89.527888">
                <text:p>89.52788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126.632807">
                <text:p>126.632807</text:p>
              </table:table-cell>
              <table:table-cell office:value-type="float" office:value="119.300736">
                <text:p>119.300736</text:p>
              </table:table-cell>
              <table:table-cell office:value-type="float" office:value="154.394183">
                <text:p>154.394183</text:p>
              </table:table-cell>
              <table:table-cell office:value-type="float" office:value="227.441004">
                <text:p>227.441004</text:p>
              </table:table-cell>
              <table:table-cell office:value-type="float" office:value="90.776842">
                <text:p>90.7768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111.491147">
                <text:p>111.491147</text:p>
              </table:table-cell>
              <table:table-cell office:value-type="float" office:value="98.718323">
                <text:p>98.718323</text:p>
              </table:table-cell>
              <table:table-cell office:value-type="float" office:value="120.685163">
                <text:p>120.685163</text:p>
              </table:table-cell>
              <table:table-cell office:value-type="float" office:value="125.067405">
                <text:p>125.067405</text:p>
              </table:table-cell>
              <table:table-cell office:value-type="float" office:value="98.342823">
                <text:p>98.34282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22.099792">
                <text:p>122.099792</text:p>
              </table:table-cell>
              <table:table-cell office:value-type="float" office:value="96.706336">
                <text:p>96.706336</text:p>
              </table:table-cell>
              <table:table-cell office:value-type="float" office:value="123.303688">
                <text:p>123.303688</text:p>
              </table:table-cell>
              <table:table-cell office:value-type="float" office:value="202.186129">
                <text:p>202.186129</text:p>
              </table:table-cell>
              <table:table-cell office:value-type="float" office:value="88.719338">
                <text:p>88.7193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45.583747">
                <text:p>145.583747</text:p>
              </table:table-cell>
              <table:table-cell office:value-type="float" office:value="132.409008">
                <text:p>132.409008</text:p>
              </table:table-cell>
              <table:table-cell office:value-type="float" office:value="134.104902">
                <text:p>134.104902</text:p>
              </table:table-cell>
              <table:table-cell office:value-type="float" office:value="203.256594">
                <text:p>203.256594</text:p>
              </table:table-cell>
              <table:table-cell office:value-type="float" office:value="91.735488">
                <text:p>91.7354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64.243278">
                <text:p>164.243278</text:p>
              </table:table-cell>
              <table:table-cell office:value-type="float" office:value="186.169083">
                <text:p>186.169083</text:p>
              </table:table-cell>
              <table:table-cell office:value-type="float" office:value="159.718168">
                <text:p>159.718168</text:p>
              </table:table-cell>
              <table:table-cell office:value-type="float" office:value="202.166985">
                <text:p>202.166985</text:p>
              </table:table-cell>
              <table:table-cell office:value-type="float" office:value="110.264981">
                <text:p>110.2649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342.674239">
                <text:p>342.674239</text:p>
              </table:table-cell>
              <table:table-cell office:value-type="float" office:value="283.477322">
                <text:p>283.477322</text:p>
              </table:table-cell>
              <table:table-cell office:value-type="float" office:value="459.212548">
                <text:p>459.212548</text:p>
              </table:table-cell>
              <table:table-cell office:value-type="float" office:value="300.147407">
                <text:p>300.147407</text:p>
              </table:table-cell>
              <table:table-cell office:value-type="float" office:value="135.057902">
                <text:p>135.0579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607.004939">
                <text:p>607.004939</text:p>
              </table:table-cell>
              <table:table-cell office:value-type="float" office:value="495.928981">
                <text:p>495.928981</text:p>
              </table:table-cell>
              <table:table-cell office:value-type="float" office:value="526.505435">
                <text:p>526.505435</text:p>
              </table:table-cell>
              <table:table-cell office:value-type="float" office:value="665.164965">
                <text:p>665.164965</text:p>
              </table:table-cell>
              <table:table-cell office:value-type="float" office:value="175.101552">
                <text:p>175.1015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879.371027">
                <text:p>879.371027</text:p>
              </table:table-cell>
              <table:table-cell office:value-type="float" office:value="796.841803">
                <text:p>796.841803</text:p>
              </table:table-cell>
              <table:table-cell office:value-type="float" office:value="1053.459494">
                <text:p>1053.459494</text:p>
              </table:table-cell>
              <table:table-cell office:value-type="float" office:value="868.35071">
                <text:p>868.35071</text:p>
              </table:table-cell>
              <table:table-cell office:value-type="float" office:value="226.499401">
                <text:p>226.4994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88.766848">
                <text:p>1188.766848</text:p>
              </table:table-cell>
              <table:table-cell office:value-type="float" office:value="1037.27196">
                <text:p>1037.27196</text:p>
              </table:table-cell>
              <table:table-cell office:value-type="float" office:value="1057.223338">
                <text:p>1057.223338</text:p>
              </table:table-cell>
              <table:table-cell office:value-type="float" office:value="1169.900087">
                <text:p>1169.900087</text:p>
              </table:table-cell>
              <table:table-cell office:value-type="float" office:value="258.199629">
                <text:p>258.1996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9.013722">
                <text:p>1149.013722</text:p>
              </table:table-cell>
              <table:table-cell office:value-type="float" office:value="1113.889339">
                <text:p>1113.889339</text:p>
              </table:table-cell>
              <table:table-cell office:value-type="float" office:value="1153.478696">
                <text:p>1153.478696</text:p>
              </table:table-cell>
              <table:table-cell office:value-type="float" office:value="1213.149951">
                <text:p>1213.149951</text:p>
              </table:table-cell>
              <table:table-cell office:value-type="float" office:value="264.506243">
                <text:p>264.5062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30.260346">
                <text:p>1130.260346</text:p>
              </table:table-cell>
              <table:table-cell office:value-type="float" office:value="1110.719951">
                <text:p>1110.719951</text:p>
              </table:table-cell>
              <table:table-cell office:value-type="float" office:value="1120.179032">
                <text:p>1120.179032</text:p>
              </table:table-cell>
              <table:table-cell office:value-type="float" office:value="1156.590627">
                <text:p>1156.590627</text:p>
              </table:table-cell>
              <table:table-cell office:value-type="float" office:value="262.939387">
                <text:p>262.939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27cm" svg:y="0.119cm" svg:width="6.902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59cm" svg:y="5.513cm" chart:style-name="ch4">
              <text:p>c</text:p>
            </chart:title>
            <chart:categories table:cell-range-address="local-table.$A$2:.$A$15"/>
          </chart:axis>
          <chart:axis chart:dimension="y" chart:name="primary-y" chart:style-name="ch5">
            <chart:title svg:x="0.612cm" svg:y="3.879cm" chart:style-name="ch6">
              <text:p>nqueens 13 32 c</text:p>
            </chart:title>
          </chart:axis>
          <chart:series chart:style-name="ch7" chart:values-cell-range-address="local-table.$B$2:.$B$15" chart:label-cell-address="local-table.$B$1" chart:class="chart:line">
            <chart:data-point chart:repeated="14"/>
          </chart:series>
          <chart:series chart:style-name="ch8" chart:values-cell-range-address="local-table.$C$2:.$C$15" chart:label-cell-address="local-table.$C$1" chart:class="chart:line">
            <chart:data-point chart:repeated="14"/>
          </chart:series>
          <chart:series chart:style-name="ch9" chart:values-cell-range-address="local-table.$D$2:.$D$15" chart:label-cell-address="local-table.$D$1" chart:class="chart:line">
            <chart:data-point chart:repeated="14"/>
          </chart:series>
          <chart:series chart:style-name="ch10" chart:values-cell-range-address="local-table.$E$2:.$E$15" chart:label-cell-address="local-table.$E$1" chart:class="chart:line">
            <chart:data-point chart:repeated="14"/>
          </chart:series>
          <chart:series chart:style-name="ch11" chart:values-cell-range-address="local-table.$F$2:.$F$15" chart:label-cell-address="local-table.$F$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cutoff_omp_none</text:p>
              </table:table-cell>
              <table:table-cell office:value-type="string">
                <text:p>fib_cutoff_omp_compact</text:p>
              </table:table-cell>
              <table:table-cell office:value-type="string">
                <text:p>fib_cutoff_omp_scatter</text:p>
              </table:table-cell>
              <table:table-cell office:value-type="string">
                <text:p>fib_cutoff_omp_balanced</text:p>
              </table:table-cell>
              <table:table-cell office:value-type="string">
                <text:p>fib_cutoff_cilk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752079812365019">
                <text:p>0.752079812365019</text:p>
              </table:table-cell>
              <table:table-cell office:value-type="float" office:value="0.715097213259502">
                <text:p>0.715097213259502</text:p>
              </table:table-cell>
              <table:table-cell office:value-type="float" office:value="0.720201992631601">
                <text:p>0.720201992631601</text:p>
              </table:table-cell>
              <table:table-cell office:value-type="float" office:value="0.7504766106679">
                <text:p>0.7504766106679</text:p>
              </table:table-cell>
              <table:table-cell office:value-type="float" office:value="0.96260271567262">
                <text:p>0.9626027156726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.80639904092872">
                <text:p>8.80639904092872</text:p>
              </table:table-cell>
              <table:table-cell office:value-type="float" office:value="11.3022686544193">
                <text:p>11.3022686544193</text:p>
              </table:table-cell>
              <table:table-cell office:value-type="float" office:value="8.19948531913988">
                <text:p>8.19948531913988</text:p>
              </table:table-cell>
              <table:table-cell office:value-type="float" office:value="8.63265440557395">
                <text:p>8.63265440557395</text:p>
              </table:table-cell>
              <table:table-cell office:value-type="float" office:value="9.3673065567959">
                <text:p>9.36730655679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.98528512214277">
                <text:p>7.98528512214277</text:p>
              </table:table-cell>
              <table:table-cell office:value-type="float" office:value="9.81761978265024">
                <text:p>9.81761978265024</text:p>
              </table:table-cell>
              <table:table-cell office:value-type="float" office:value="10.7319012363194">
                <text:p>10.7319012363194</text:p>
              </table:table-cell>
              <table:table-cell office:value-type="float" office:value="8.29551315743943">
                <text:p>8.29551315743943</text:p>
              </table:table-cell>
              <table:table-cell office:value-type="float" office:value="12.8022773082729">
                <text:p>12.80227730827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.05105774840796">
                <text:p>9.05105774840796</text:p>
              </table:table-cell>
              <table:table-cell office:value-type="float" office:value="9.60732420795795">
                <text:p>9.60732420795795</text:p>
              </table:table-cell>
              <table:table-cell office:value-type="float" office:value="7.4236012440961">
                <text:p>7.4236012440961</text:p>
              </table:table-cell>
              <table:table-cell office:value-type="float" office:value="5.03937649255189">
                <text:p>5.03937649255189</text:p>
              </table:table-cell>
              <table:table-cell office:value-type="float" office:value="12.6261370603749">
                <text:p>12.62613706037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2802857432259">
                <text:p>10.2802857432259</text:p>
              </table:table-cell>
              <table:table-cell office:value-type="float" office:value="11.6104165282467">
                <text:p>11.6104165282467</text:p>
              </table:table-cell>
              <table:table-cell office:value-type="float" office:value="9.49711481103937">
                <text:p>9.49711481103937</text:p>
              </table:table-cell>
              <table:table-cell office:value-type="float" office:value="9.16434501059649">
                <text:p>9.16434501059649</text:p>
              </table:table-cell>
              <table:table-cell office:value-type="float" office:value="11.6547482982058">
                <text:p>11.65474829820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.38708273147591">
                <text:p>9.38708273147591</text:p>
              </table:table-cell>
              <table:table-cell office:value-type="float" office:value="11.8519726463424">
                <text:p>11.8519726463424</text:p>
              </table:table-cell>
              <table:table-cell office:value-type="float" office:value="9.29543039296603">
                <text:p>9.29543039296603</text:p>
              </table:table-cell>
              <table:table-cell office:value-type="float" office:value="5.66884016558821">
                <text:p>5.66884016558821</text:p>
              </table:table-cell>
              <table:table-cell office:value-type="float" office:value="12.918951773513">
                <text:p>12.91895177351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.87286268294771">
                <text:p>7.87286268294771</text:p>
              </table:table-cell>
              <table:table-cell office:value-type="float" office:value="8.65621505902378">
                <text:p>8.65621505902378</text:p>
              </table:table-cell>
              <table:table-cell office:value-type="float" office:value="8.54674834332305">
                <text:p>8.54674834332305</text:p>
              </table:table-cell>
              <table:table-cell office:value-type="float" office:value="5.63898482427586">
                <text:p>5.63898482427586</text:p>
              </table:table-cell>
              <table:table-cell office:value-type="float" office:value="12.4941925310301">
                <text:p>12.49419253103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7843383885702">
                <text:p>6.97843383885702</text:p>
              </table:table-cell>
              <table:table-cell office:value-type="float" office:value="6.15655849258279">
                <text:p>6.15655849258279</text:p>
              </table:table-cell>
              <table:table-cell office:value-type="float" office:value="7.17614572814284">
                <text:p>7.17614572814284</text:p>
              </table:table-cell>
              <table:table-cell office:value-type="float" office:value="5.66937697072546">
                <text:p>5.66937697072546</text:p>
              </table:table-cell>
              <table:table-cell office:value-type="float" office:value="10.3946043304537">
                <text:p>10.39460433045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34475346715514">
                <text:p>3.34475346715514</text:p>
              </table:table-cell>
              <table:table-cell office:value-type="float" office:value="4.04321883991835">
                <text:p>4.04321883991835</text:p>
              </table:table-cell>
              <table:table-cell office:value-type="float" office:value="2.49592667707329">
                <text:p>2.49592667707329</text:p>
              </table:table-cell>
              <table:table-cell office:value-type="float" office:value="3.81865983936353">
                <text:p>3.81865983936353</text:p>
              </table:table-cell>
              <table:table-cell office:value-type="float" office:value="8.48644049720245">
                <text:p>8.4864404972024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88822326699388">
                <text:p>1.88822326699388</text:p>
              </table:table-cell>
              <table:table-cell office:value-type="float" office:value="2.31113908021439">
                <text:p>2.31113908021439</text:p>
              </table:table-cell>
              <table:table-cell office:value-type="float" office:value="2.17692121069937">
                <text:p>2.17692121069937</text:p>
              </table:table-cell>
              <table:table-cell office:value-type="float" office:value="1.72312269784083">
                <text:p>1.72312269784083</text:p>
              </table:table-cell>
              <table:table-cell office:value-type="float" office:value="6.54569211927945">
                <text:p>6.545692119279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0338709578613">
                <text:p>1.30338709578613</text:p>
              </table:table-cell>
              <table:table-cell office:value-type="float" office:value="1.43837941820429">
                <text:p>1.43837941820429</text:p>
              </table:table-cell>
              <table:table-cell office:value-type="float" office:value="1.0879970758515">
                <text:p>1.0879970758515</text:p>
              </table:table-cell>
              <table:table-cell office:value-type="float" office:value="1.31992849870532">
                <text:p>1.31992849870532</text:p>
              </table:table-cell>
              <table:table-cell office:value-type="float" office:value="5.06032618161317">
                <text:p>5.060326181613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964159499340278">
                <text:p>0.964159499340278</text:p>
              </table:table-cell>
              <table:table-cell office:value-type="float" office:value="1.1049762195442">
                <text:p>1.1049762195442</text:p>
              </table:table-cell>
              <table:table-cell office:value-type="float" office:value="1.08412367359223">
                <text:p>1.08412367359223</text:p>
              </table:table-cell>
              <table:table-cell office:value-type="float" office:value="0.979708320168712">
                <text:p>0.979708320168712</text:p>
              </table:table-cell>
              <table:table-cell office:value-type="float" office:value="4.43904917074842">
                <text:p>4.4390491707484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97517111462312">
                <text:p>0.997517111462312</text:p>
              </table:table-cell>
              <table:table-cell office:value-type="float" office:value="1.0289719174698">
                <text:p>1.0289719174698</text:p>
              </table:table-cell>
              <table:table-cell office:value-type="float" office:value="0.993655845551915">
                <text:p>0.993655845551915</text:p>
              </table:table-cell>
              <table:table-cell office:value-type="float" office:value="0.944780855866349">
                <text:p>0.944780855866349</text:p>
              </table:table-cell>
              <table:table-cell office:value-type="float" office:value="4.33320906153433">
                <text:p>4.333209061534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01406800040033">
                <text:p>1.01406800040033</text:p>
              </table:table-cell>
              <table:table-cell office:value-type="float" office:value="1.03190804123766">
                <text:p>1.03190804123766</text:p>
              </table:table-cell>
              <table:table-cell office:value-type="float" office:value="1.02319434327708">
                <text:p>1.02319434327708</text:p>
              </table:table-cell>
              <table:table-cell office:value-type="float" office:value="0.990982308038365">
                <text:p>0.990982308038365</text:p>
              </table:table-cell>
              <table:table-cell office:value-type="float" office:value="4.35903065751043">
                <text:p>4.359030657510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